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42.09pt"/>
    </style:style>
    <style:style style:name="co3" style:family="table-column">
      <style:table-column-properties fo:break-before="auto" style:column-width="71.09pt"/>
    </style:style>
    <style:style style:name="co4" style:family="table-column">
      <style:table-column-properties fo:break-before="auto" style:column-width="74.49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72.11pt"/>
    </style:style>
    <style:style style:name="co7" style:family="table-column">
      <style:table-column-properties fo:break-before="auto" style:column-width="57.6pt"/>
    </style:style>
    <style:style style:name="co8" style:family="table-column">
      <style:table-column-properties fo:break-before="auto" style:column-width="73.81pt"/>
    </style:style>
    <style:style style:name="co9" style:family="table-column">
      <style:table-column-properties fo:break-before="auto" style:column-width="42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othing-to-annot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648" calcext:value-type="float">
            <text:p>2648</text:p>
          </table:table-cell>
          <table:table-cell office:value-type="float" office:value="1741" calcext:value-type="float">
            <text:p>1741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305" calcext:value-type="float">
            <text:p>2305</text:p>
          </table:table-cell>
          <table:table-cell office:value-type="float" office:value="1242" calcext:value-type="float">
            <text:p>1242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046" calcext:value-type="float">
            <text:p>1046</text:p>
          </table:table-cell>
          <table:table-cell office:value-type="float" office:value="807" calcext:value-type="float">
            <text:p>80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934" calcext:value-type="float">
            <text:p>934</text:p>
          </table:table-cell>
          <table:table-cell office:value-type="float" office:value="581" calcext:value-type="float">
            <text:p>581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93" calcext:value-type="float">
            <text:p>893</text:p>
          </table:table-cell>
          <table:table-cell office:value-type="float" office:value="514" calcext:value-type="float">
            <text:p>514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761" calcext:value-type="float">
            <text:p>761</text:p>
          </table:table-cell>
          <table:table-cell office:value-type="float" office:value="662" calcext:value-type="float">
            <text:p>66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712" calcext:value-type="float">
            <text:p>712</text:p>
          </table:table-cell>
          <table:table-cell office:value-type="float" office:value="546" calcext:value-type="float">
            <text:p>546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643" calcext:value-type="float">
            <text:p>643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26" calcext:value-type="float">
            <text:p>526</text:p>
          </table:table-cell>
          <table:table-cell office:value-type="float" office:value="364" calcext:value-type="float">
            <text:p>364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89" calcext:value-type="float">
            <text:p>489</text:p>
          </table:table-cell>
          <table:table-cell office:value-type="float" office:value="363" calcext:value-type="float">
            <text:p>3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434" calcext:value-type="float">
            <text:p>434</text:p>
          </table:table-cell>
          <table:table-cell office:value-type="float" office:value="377" calcext:value-type="float">
            <text:p>3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82" calcext:value-type="float">
            <text:p>382</text:p>
          </table:table-cell>
          <table:table-cell office:value-type="float" office:value="311" calcext:value-type="float">
            <text:p>31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verlapping</text:p>
          </table:table-cell>
          <table:table-cell office:value-type="float" office:value="313" calcext:value-type="float">
            <text:p>313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7" calcext:value-type="float">
            <text:p>307</text:p>
          </table:table-cell>
          <table:table-cell office:value-type="float" office:value="181" calcext:value-type="float">
            <text:p>181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269" calcext:value-type="float">
            <text:p>269</text:p>
          </table:table-cell>
          <table:table-cell office:value-type="float" office:value="210" calcext:value-type="float">
            <text:p>21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39" calcext:value-type="float">
            <text:p>239</text:p>
          </table:table-cell>
          <table:table-cell office:value-type="float" office:value="177" calcext:value-type="float">
            <text:p>17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33" calcext:value-type="float">
            <text:p>233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22" calcext:value-type="float">
            <text:p>222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03" calcext:value-type="float">
            <text:p>203</text:p>
          </table:table-cell>
          <table:table-cell office:value-type="float" office:value="183" calcext:value-type="float">
            <text:p>18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97" calcext:value-type="float">
            <text:p>197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verlapping</text:p>
          </table:table-cell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64" calcext:value-type="float">
            <text:p>164</text:p>
          </table:table-cell>
          <table:table-cell office:value-type="float" office:value="117" calcext:value-type="float">
            <text:p>11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bean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5" calcext:value-type="float">
            <text:p>103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1" calcext:value-type="float">
            <text:p>132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kimon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5" calcext:value-type="float">
            <text:p>110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7" calcext:value-type="float">
            <text:p>149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7" calcext:value-type="float">
            <text:p>250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2" calcext:value-type="float">
            <text:p>315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8" calcext:value-type="float">
            <text:p>142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1" calcext:value-type="float">
            <text:p>135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4" calcext:value-type="float">
            <text:p>160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6" calcext:value-type="float">
            <text:p>128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8" calcext:value-type="float">
            <text:p>226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2" calcext:value-type="float">
            <text:p>135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1" calcext:value-type="float">
            <text:p>168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7" calcext:value-type="float">
            <text:p>210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8" calcext:value-type="float">
            <text:p>119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6" calcext:value-type="float">
            <text:p>173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9" calcext:value-type="float">
            <text:p>174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6" calcext:value-type="float">
            <text:p>272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7" calcext:value-type="float">
            <text:p>183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5" calcext:value-type="float">
            <text:p>213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5" calcext:value-type="float">
            <text:p>236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5" calcext:value-type="float">
            <text:p>206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7" calcext:value-type="float">
            <text:p>130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5" calcext:value-type="float">
            <text:p>240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1" calcext:value-type="float">
            <text:p>315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8" calcext:value-type="float">
            <text:p>142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5" calcext:value-type="float">
            <text:p>135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7" calcext:value-type="float">
            <text:p>128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6" calcext:value-type="float">
            <text:p>110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polo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3" calcext:value-type="float">
            <text:p>215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0" calcext:value-type="float">
            <text:p>309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8" calcext:value-type="float">
            <text:p>218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ver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5" calcext:value-type="float">
            <text:p>132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" calcext:value-type="float">
            <text:p>200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5" calcext:value-type="float">
            <text:p>97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4" calcext:value-type="float">
            <text:p>149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36" calcext:value-type="float">
            <text:p>508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4" calcext:value-type="float">
            <text:p>97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4" calcext:value-type="float">
            <text:p>126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1" calcext:value-type="float">
            <text:p>250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0" calcext:value-type="float">
            <text:p>262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52" calcext:value-type="float">
            <text:p>451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imono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9" calcext:value-type="float">
            <text:p>111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87" calcext:value-type="float">
            <text:p>518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82" calcext:value-type="float">
            <text:p>361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8" calcext:value-type="float">
            <text:p>298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6" calcext:value-type="float">
            <text:p>217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8" calcext:value-type="float">
            <text:p>168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4" calcext:value-type="float">
            <text:p>106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5" calcext:value-type="float">
            <text:p>215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5" calcext:value-type="float">
            <text:p>165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" calcext:value-type="float">
            <text:p>167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yjama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5" calcext:value-type="float">
            <text:p>192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5" calcext:value-type="float">
            <text:p>242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8" calcext:value-type="float">
            <text:p>298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6" calcext:value-type="float">
            <text:p>327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57" calcext:value-type="float">
            <text:p>721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0" calcext:value-type="float">
            <text:p>162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3" calcext:value-type="float">
            <text:p>301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4" calcext:value-type="float">
            <text:p>149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1" calcext:value-type="float">
            <text:p>121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4" calcext:value-type="float">
            <text:p>132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8" calcext:value-type="float">
            <text:p>115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7" calcext:value-type="float">
            <text:p>282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6" calcext:value-type="float">
            <text:p>231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2" calcext:value-type="float">
            <text:p>210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7" calcext:value-type="float">
            <text:p>207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5" calcext:value-type="float">
            <text:p>194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2" calcext:value-type="float">
            <text:p>182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5" calcext:value-type="float">
            <text:p>179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3" calcext:value-type="float">
            <text:p>89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lann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4" calcext:value-type="float">
            <text:p>168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6" calcext:value-type="float">
            <text:p>121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12" calcext:value-type="float">
            <text:p>708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5" calcext:value-type="float">
            <text:p>168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8" calcext:value-type="float">
            <text:p>195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21" calcext:value-type="float">
            <text:p>323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2" calcext:value-type="float">
            <text:p>244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u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1" calcext:value-type="float">
            <text:p>111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n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3" calcext:value-type="float">
            <text:p>182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7" calcext:value-type="float">
            <text:p>143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7" calcext:value-type="float">
            <text:p>144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1" calcext:value-type="float">
            <text:p>168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6" calcext:value-type="float">
            <text:p>171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ports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1" calcext:value-type="float">
            <text:p>171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1" calcext:value-type="float">
            <text:p>309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4" calcext:value-type="float">
            <text:p>186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4" calcext:value-type="float">
            <text:p>244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u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6" calcext:value-type="float">
            <text:p>316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58" calcext:value-type="float">
            <text:p>699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6" calcext:value-type="float">
            <text:p>136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2" calcext:value-type="float">
            <text:p>114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9" calcext:value-type="float">
            <text:p>247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9" calcext:value-type="float">
            <text:p>154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8" calcext:value-type="float">
            <text:p>184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8" calcext:value-type="float">
            <text:p>189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9" calcext:value-type="float">
            <text:p>198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6" calcext:value-type="float">
            <text:p>106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5" calcext:value-type="float">
            <text:p>258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9" calcext:value-type="float">
            <text:p>271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9" calcext:value-type="float">
            <text:p>295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2" calcext:value-type="float">
            <text:p>357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18" calcext:value-type="float">
            <text:p>374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72" calcext:value-type="float">
            <text:p>3777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9" calcext:value-type="float">
            <text:p>301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4" calcext:value-type="float">
            <text:p>184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1" calcext:value-type="float">
            <text:p>215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8" calcext:value-type="float">
            <text:p>228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5" calcext:value-type="float">
            <text:p>255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1" calcext:value-type="float">
            <text:p>258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9" calcext:value-type="float">
            <text:p>262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5" calcext:value-type="float">
            <text:p>301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7" calcext:value-type="float">
            <text:p>324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5" calcext:value-type="float">
            <text:p>336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36" calcext:value-type="float">
            <text:p>344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93" calcext:value-type="float">
            <text:p>350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0" calcext:value-type="float">
            <text:p>168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19" calcext:value-type="float">
            <text:p>733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65" calcext:value-type="float">
            <text:p>777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8" calcext:value-type="float">
            <text:p>211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1" calcext:value-type="float">
            <text:p>167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0" calcext:value-type="float">
            <text:p>167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yjama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5" calcext:value-type="float">
            <text:p>107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9" calcext:value-type="float">
            <text:p>148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7" calcext:value-type="float">
            <text:p>154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9" calcext:value-type="float">
            <text:p>122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7" calcext:value-type="float">
            <text:p>255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1" calcext:value-type="float">
            <text:p>175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4" calcext:value-type="float">
            <text:p>180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7" calcext:value-type="float">
            <text:p>184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8" calcext:value-type="float">
            <text:p>192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6" calcext:value-type="float">
            <text:p>194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in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7" calcext:value-type="float">
            <text:p>222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7" calcext:value-type="float">
            <text:p>226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5" calcext:value-type="float">
            <text:p>230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0" calcext:value-type="float">
            <text:p>239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80" calcext:value-type="float">
            <text:p>696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1" calcext:value-type="float">
            <text:p>272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9" calcext:value-type="float">
            <text:p>278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0" calcext:value-type="float">
            <text:p>284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1" calcext:value-type="float">
            <text:p>298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it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3" calcext:value-type="float">
            <text:p>298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seball glov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7" calcext:value-type="float">
            <text:p>315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98" calcext:value-type="float">
            <text:p>332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14" calcext:value-type="float">
            <text:p>682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u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3" calcext:value-type="float">
            <text:p>148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4" calcext:value-type="float">
            <text:p>166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4" calcext:value-type="float">
            <text:p>135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7" calcext:value-type="float">
            <text:p>132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edding dres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over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4" calcext:value-type="float">
            <text:p>128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2" calcext:value-type="float">
            <text:p>129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thro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over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3" calcext:value-type="float">
            <text:p>129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2" calcext:value-type="float">
            <text:p>181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0" calcext:value-type="float">
            <text:p>206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1" calcext:value-type="float">
            <text:p>198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overal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5" calcext:value-type="float">
            <text:p>192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8" calcext:value-type="float">
            <text:p>183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" calcext:value-type="float">
            <text:p>161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0" calcext:value-type="float">
            <text:p>171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9" calcext:value-type="float">
            <text:p>1656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0" calcext:value-type="float">
            <text:p>161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7" calcext:value-type="float">
            <text:p>232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9" calcext:value-type="float">
            <text:p>220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37" calcext:value-type="float">
            <text:p>420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8" calcext:value-type="float">
            <text:p>235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3" calcext:value-type="float">
            <text:p>253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6" calcext:value-type="float">
            <text:p>256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2" calcext:value-type="float">
            <text:p>272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9" calcext:value-type="float">
            <text:p>2826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over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6" calcext:value-type="float">
            <text:p>283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6" calcext:value-type="float">
            <text:p>294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6" calcext:value-type="float">
            <text:p>298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5" calcext:value-type="float">
            <text:p>308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ga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1" calcext:value-type="float">
            <text:p>133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56" calcext:value-type="float">
            <text:p>468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45" calcext:value-type="float">
            <text:p>472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w ti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15" calcext:value-type="float">
            <text:p>674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17" calcext:value-type="float">
            <text:p>674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1" calcext:value-type="float">
            <text:p>138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oth 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3" calcext:value-type="float">
            <text:p>186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8" calcext:value-type="float">
            <text:p>132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6" calcext:value-type="float">
            <text:p>83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1" calcext:value-type="float">
            <text:p>128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ark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3" calcext:value-type="float">
            <text:p>126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3" calcext:value-type="float">
            <text:p>122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athro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2" calcext:value-type="float">
            <text:p>11942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8" calcext:value-type="float">
            <text:p>111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5" calcext:value-type="float">
            <text:p>106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2" calcext:value-type="float">
            <text:p>315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8" calcext:value-type="float">
            <text:p>245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6" calcext:value-type="float">
            <text:p>310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2" calcext:value-type="float">
            <text:p>292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4" calcext:value-type="float">
            <text:p>285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5" calcext:value-type="float">
            <text:p>283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1" calcext:value-type="float">
            <text:p>277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3" calcext:value-type="float">
            <text:p>2608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4" calcext:value-type="float">
            <text:p>250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9" calcext:value-type="float">
            <text:p>212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6" calcext:value-type="float">
            <text:p>242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3" calcext:value-type="float">
            <text:p>240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4" calcext:value-type="float">
            <text:p>224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eather 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7" calcext:value-type="float">
            <text:p>215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2" calcext:value-type="float">
            <text:p>192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8" calcext:value-type="float">
            <text:p>192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5" calcext:value-type="float">
            <text:p>336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2" calcext:value-type="float">
            <text:p>321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32" calcext:value-type="float">
            <text:p>687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7" calcext:value-type="float">
            <text:p>336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9" calcext:value-type="float">
            <text:p>336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1" calcext:value-type="float">
            <text:p>176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57" calcext:value-type="float">
            <text:p>794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edding dress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56" calcext:value-type="float">
            <text:p>721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55" calcext:value-type="float">
            <text:p>721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59" calcext:value-type="float">
            <text:p>699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37" calcext:value-type="float">
            <text:p>490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57" calcext:value-type="float">
            <text:p>468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60" calcext:value-type="float">
            <text:p>448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16" calcext:value-type="float">
            <text:p>437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77" calcext:value-type="float">
            <text:p>405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44" calcext:value-type="float">
            <text:p>404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89" calcext:value-type="float">
            <text:p>396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12" calcext:value-type="float">
            <text:p>396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61" calcext:value-type="float">
            <text:p>375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29" calcext:value-type="float">
            <text:p>372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78" calcext:value-type="float">
            <text:p>358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12" calcext:value-type="float">
            <text:p>337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7" calcext:value-type="float">
            <text:p>182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2" calcext:value-type="float">
            <text:p>144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7" calcext:value-type="float">
            <text:p>168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ver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edding 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9" calcext:value-type="float">
            <text:p>167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yjama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3" calcext:value-type="float">
            <text:p>135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under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2" calcext:value-type="float">
            <text:p>164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3" calcext:value-type="float">
            <text:p>1618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2" calcext:value-type="float">
            <text:p>151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7" calcext:value-type="float">
            <text:p>148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8" calcext:value-type="float">
            <text:p>148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7" calcext:value-type="float">
            <text:p>166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2" calcext:value-type="float">
            <text:p>122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7" calcext:value-type="float">
            <text:p>121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3" calcext:value-type="float">
            <text:p>106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6" calcext:value-type="float">
            <text:p>255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4" calcext:value-type="float">
            <text:p>286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lab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8" calcext:value-type="float">
            <text:p>282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3" calcext:value-type="float">
            <text:p>277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ports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5" calcext:value-type="float">
            <text:p>274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8" calcext:value-type="float">
            <text:p>272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1" calcext:value-type="float">
            <text:p>272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8" calcext:value-type="float">
            <text:p>246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5" calcext:value-type="float">
            <text:p>250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3" calcext:value-type="float">
            <text:p>250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6" calcext:value-type="float">
            <text:p>247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4" calcext:value-type="float">
            <text:p>242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6" calcext:value-type="float">
            <text:p>236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5" calcext:value-type="float">
            <text:p>232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4" calcext:value-type="float">
            <text:p>232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5" calcext:value-type="float">
            <text:p>308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3" calcext:value-type="float">
            <text:p>226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1" calcext:value-type="float">
            <text:p>307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99" calcext:value-type="float">
            <text:p>398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68" calcext:value-type="float">
            <text:p>356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4" calcext:value-type="float">
            <text:p>357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3" calcext:value-type="float">
            <text:p>2228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76" calcext:value-type="float">
            <text:p>472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71" calcext:value-type="float">
            <text:p>468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66" calcext:value-type="float">
            <text:p>468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31" calcext:value-type="float">
            <text:p>434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40" calcext:value-type="float">
            <text:p>420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54" calcext:value-type="float">
            <text:p>409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70" calcext:value-type="float">
            <text:p>403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22" calcext:value-type="float">
            <text:p>399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20" calcext:value-type="float">
            <text:p>399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28" calcext:value-type="float">
            <text:p>392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wra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34" calcext:value-type="float">
            <text:p>390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6" calcext:value-type="float">
            <text:p>375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4" calcext:value-type="float">
            <text:p>367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26" calcext:value-type="float">
            <text:p>363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9" calcext:value-type="float">
            <text:p>362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7" calcext:value-type="float">
            <text:p>362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8" calcext:value-type="float">
            <text:p>262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9" calcext:value-type="float">
            <text:p>211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6" calcext:value-type="float">
            <text:p>97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3" calcext:value-type="float">
            <text:p>97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9" calcext:value-type="float">
            <text:p>84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edding 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bow 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6" calcext:value-type="float">
            <text:p>105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a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video ga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3" calcext:value-type="float">
            <text:p>194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unic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ha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7" calcext:value-type="float">
            <text:p>106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8" calcext:value-type="float">
            <text:p>143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6" calcext:value-type="float">
            <text:p>111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and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0" calcext:value-type="float">
            <text:p>165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" calcext:value-type="float">
            <text:p>164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9" calcext:value-type="float">
            <text:p>162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7" calcext:value-type="float">
            <text:p>149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6" calcext:value-type="float">
            <text:p>149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2" calcext:value-type="float">
            <text:p>165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6" calcext:value-type="float">
            <text:p>128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3" calcext:value-type="float">
            <text:p>128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8" calcext:value-type="float">
            <text:p>121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7" calcext:value-type="float">
            <text:p>115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67" calcext:value-type="float">
            <text:p>336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9" calcext:value-type="float">
            <text:p>3216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86" calcext:value-type="float">
            <text:p>321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4" calcext:value-type="float">
            <text:p>323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1" calcext:value-type="float">
            <text:p>323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1" calcext:value-type="float">
            <text:p>327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6" calcext:value-type="float">
            <text:p>336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68" calcext:value-type="float">
            <text:p>336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57" calcext:value-type="float">
            <text:p>359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11" calcext:value-type="float">
            <text:p>345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90" calcext:value-type="float">
            <text:p>350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28" calcext:value-type="float">
            <text:p>354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7" calcext:value-type="float">
            <text:p>305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31" calcext:value-type="float">
            <text:p>354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5" calcext:value-type="float">
            <text:p>315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2" calcext:value-type="float">
            <text:p>265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9" calcext:value-type="float">
            <text:p>294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8" calcext:value-type="float">
            <text:p>294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6" calcext:value-type="float">
            <text:p>286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0" calcext:value-type="float">
            <text:p>286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7" calcext:value-type="float">
            <text:p>272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3" calcext:value-type="float">
            <text:p>268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3" calcext:value-type="float">
            <text:p>265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7" calcext:value-type="float">
            <text:p>242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1" calcext:value-type="float">
            <text:p>239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3" calcext:value-type="float">
            <text:p>237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1" calcext:value-type="float">
            <text:p>233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51" calcext:value-type="float">
            <text:p>372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5" calcext:value-type="float">
            <text:p>228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3" calcext:value-type="float">
            <text:p>362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19" calcext:value-type="float">
            <text:p>514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indfo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9" calcext:value-type="float">
            <text:p>37279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90" calcext:value-type="float">
            <text:p>511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5" calcext:value-type="float">
            <text:p>224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leather 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19" calcext:value-type="float">
            <text:p>84019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t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19" calcext:value-type="float">
            <text:p>831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ead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74" calcext:value-type="float">
            <text:p>777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es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10" calcext:value-type="float">
            <text:p>745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96" calcext:value-type="float">
            <text:p>714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82" calcext:value-type="float">
            <text:p>707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31" calcext:value-type="float">
            <text:p>684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62" calcext:value-type="float">
            <text:p>680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66" calcext:value-type="float">
            <text:p>679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33" calcext:value-type="float">
            <text:p>679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04" calcext:value-type="float">
            <text:p>674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88" calcext:value-type="float">
            <text:p>518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10" calcext:value-type="float">
            <text:p>514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ye mask</text:p>
          </table:table-cell>
          <table:table-cell office:value-type="string" calcext:value-type="string">
            <text:p>blindfo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21" calcext:value-type="float">
            <text:p>485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58" calcext:value-type="float">
            <text:p>374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40" calcext:value-type="float">
            <text:p>467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01" calcext:value-type="float">
            <text:p>459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87" calcext:value-type="float">
            <text:p>446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93" calcext:value-type="float">
            <text:p>432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27" calcext:value-type="float">
            <text:p>425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05" calcext:value-type="float">
            <text:p>422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34" calcext:value-type="float">
            <text:p>420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3" calcext:value-type="float">
            <text:p>417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12" calcext:value-type="float">
            <text:p>407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07" calcext:value-type="float">
            <text:p>401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04" calcext:value-type="float">
            <text:p>393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rapper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17" calcext:value-type="float">
            <text:p>385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6" calcext:value-type="float">
            <text:p>225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9" calcext:value-type="float">
            <text:p>165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3" calcext:value-type="float">
            <text:p>220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port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hand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3" calcext:value-type="float">
            <text:p>132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lann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3" calcext:value-type="float">
            <text:p>1168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5" calcext:value-type="float">
            <text:p>128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5" calcext:value-type="float">
            <text:p>129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owboy 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w 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ydran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eadphon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8" calcext:value-type="float">
            <text:p>212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0" calcext:value-type="float">
            <text:p>132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" calcext:value-type="float">
            <text:p>200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1" calcext:value-type="float">
            <text:p>192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3" calcext:value-type="float">
            <text:p>197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4" calcext:value-type="float">
            <text:p>197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4" calcext:value-type="float">
            <text:p>197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3" calcext:value-type="float">
            <text:p>198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1" calcext:value-type="float">
            <text:p>198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0" calcext:value-type="float">
            <text:p>189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6" calcext:value-type="float">
            <text:p>208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4" calcext:value-type="float">
            <text:p>209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6" calcext:value-type="float">
            <text:p>209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4" calcext:value-type="float">
            <text:p>211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3" calcext:value-type="float">
            <text:p>192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0" calcext:value-type="float">
            <text:p>211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5" calcext:value-type="float">
            <text:p>187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6" calcext:value-type="float">
            <text:p>168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6" calcext:value-type="float">
            <text:p>142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9" calcext:value-type="float">
            <text:p>149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4" calcext:value-type="float">
            <text:p>150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9" calcext:value-type="float">
            <text:p>153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9" calcext:value-type="float">
            <text:p>149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rk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0" calcext:value-type="float">
            <text:p>175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0" calcext:value-type="float">
            <text:p>183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8" calcext:value-type="float">
            <text:p>18398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7" calcext:value-type="float">
            <text:p>169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8" calcext:value-type="float">
            <text:p>308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0" calcext:value-type="float">
            <text:p>273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5" calcext:value-type="float">
            <text:p>244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mensur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8" calcext:value-type="float">
            <text:p>246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9" calcext:value-type="float">
            <text:p>246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3" calcext:value-type="float">
            <text:p>254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4" calcext:value-type="float">
            <text:p>260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0" calcext:value-type="float">
            <text:p>271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8" calcext:value-type="float">
            <text:p>283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7" calcext:value-type="float">
            <text:p>278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8" calcext:value-type="float">
            <text:p>288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0" calcext:value-type="float">
            <text:p>289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urb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7" calcext:value-type="float">
            <text:p>294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bean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1" calcext:value-type="float">
            <text:p>242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8" calcext:value-type="float">
            <text:p>297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4" calcext:value-type="float">
            <text:p>298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seball mit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3" calcext:value-type="float">
            <text:p>244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mensur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6" calcext:value-type="float">
            <text:p>233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1" calcext:value-type="float">
            <text:p>240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7" calcext:value-type="float">
            <text:p>225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2" calcext:value-type="float">
            <text:p>198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3" calcext:value-type="float">
            <text:p>211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2" calcext:value-type="float">
            <text:p>217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6" calcext:value-type="float">
            <text:p>220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1" calcext:value-type="float">
            <text:p>225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9" calcext:value-type="float">
            <text:p>240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3" calcext:value-type="float">
            <text:p>226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8" calcext:value-type="float">
            <text:p>230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86" calcext:value-type="float">
            <text:p>324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9" calcext:value-type="float">
            <text:p>2386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baseball 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7" calcext:value-type="float">
            <text:p>240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urtlene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4" calcext:value-type="float">
            <text:p>316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27" calcext:value-type="float">
            <text:p>807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97" calcext:value-type="float">
            <text:p>332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24" calcext:value-type="float">
            <text:p>531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71" calcext:value-type="float">
            <text:p>455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81" calcext:value-type="float">
            <text:p>466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68" calcext:value-type="float">
            <text:p>487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50" calcext:value-type="float">
            <text:p>503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42" calcext:value-type="float">
            <text:p>508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28" calcext:value-type="float">
            <text:p>522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26" calcext:value-type="float">
            <text:p>531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33" calcext:value-type="float">
            <text:p>450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ng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12" calcext:value-type="float">
            <text:p>674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36" calcext:value-type="float">
            <text:p>736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15" calcext:value-type="float">
            <text:p>785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16" calcext:value-type="float">
            <text:p>831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ead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37" calcext:value-type="float">
            <text:p>834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5" calcext:value-type="float">
            <text:p>197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47" calcext:value-type="float">
            <text:p>450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52" calcext:value-type="float">
            <text:p>431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42" calcext:value-type="float">
            <text:p>334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28" calcext:value-type="float">
            <text:p>363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8" calcext:value-type="float">
            <text:p>336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01" calcext:value-type="float">
            <text:p>337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07" calcext:value-type="float">
            <text:p>347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81" calcext:value-type="float">
            <text:p>358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9" calcext:value-type="float">
            <text:p>360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55" calcext:value-type="float">
            <text:p>362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17" calcext:value-type="float">
            <text:p>365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45" calcext:value-type="float">
            <text:p>372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34" calcext:value-type="float">
            <text:p>400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76" calcext:value-type="float">
            <text:p>405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4" calcext:value-type="float">
            <text:p>197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5" calcext:value-type="float">
            <text:p>197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2" calcext:value-type="float">
            <text:p>89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7" calcext:value-type="float">
            <text:p>103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unic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1" calcext:value-type="float">
            <text:p>108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lany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5" calcext:value-type="float">
            <text:p>111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hand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4" calcext:value-type="float">
            <text:p>194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7" calcext:value-type="float">
            <text:p>111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nd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9" calcext:value-type="float">
            <text:p>161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8" calcext:value-type="float">
            <text:p>162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6" calcext:value-type="float">
            <text:p>164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7" calcext:value-type="float">
            <text:p>168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8" calcext:value-type="float">
            <text:p>168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9" calcext:value-type="float">
            <text:p>173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8" calcext:value-type="float">
            <text:p>182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0" calcext:value-type="float">
            <text:p>159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lannel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5" calcext:value-type="float">
            <text:p>18295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7" calcext:value-type="float">
            <text:p>182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3" calcext:value-type="float">
            <text:p>184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6" calcext:value-type="float">
            <text:p>191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1" calcext:value-type="float">
            <text:p>194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irtslee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1" calcext:value-type="float">
            <text:p>192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7" calcext:value-type="float">
            <text:p>142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ain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9" calcext:value-type="float">
            <text:p>155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ot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0" calcext:value-type="float">
            <text:p>119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1" calcext:value-type="float">
            <text:p>119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8" calcext:value-type="float">
            <text:p>122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2" calcext:value-type="float">
            <text:p>138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2" calcext:value-type="float">
            <text:p>118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under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1" calcext:value-type="float">
            <text:p>148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0" calcext:value-type="float">
            <text:p>118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4" calcext:value-type="float">
            <text:p>149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3" calcext:value-type="float">
            <text:p>149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7" calcext:value-type="float">
            <text:p>360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10" calcext:value-type="float">
            <text:p>383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24" calcext:value-type="float">
            <text:p>392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8" calcext:value-type="float">
            <text:p>390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92" calcext:value-type="float">
            <text:p>386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46" calcext:value-type="float">
            <text:p>386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35" calcext:value-type="float">
            <text:p>384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98" calcext:value-type="float">
            <text:p>382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57" calcext:value-type="float">
            <text:p>392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rapp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97" calcext:value-type="float">
            <text:p>38097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02" calcext:value-type="float">
            <text:p>369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42" calcext:value-type="float">
            <text:p>362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22" calcext:value-type="float">
            <text:p>362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06" calcext:value-type="float">
            <text:p>361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57" calcext:value-type="float">
            <text:p>372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47" calcext:value-type="float">
            <text:p>404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30" calcext:value-type="float">
            <text:p>399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awl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72" calcext:value-type="float">
            <text:p>4167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eads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31" calcext:value-type="float">
            <text:p>425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21" calcext:value-type="float">
            <text:p>425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61" calcext:value-type="float">
            <text:p>423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ports 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15" calcext:value-type="float">
            <text:p>423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79" calcext:value-type="float">
            <text:p>417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in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6" calcext:value-type="float">
            <text:p>417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54" calcext:value-type="float">
            <text:p>406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36" calcext:value-type="float">
            <text:p>400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53" calcext:value-type="float">
            <text:p>406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89" calcext:value-type="float">
            <text:p>403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84" calcext:value-type="float">
            <text:p>403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76" calcext:value-type="float">
            <text:p>403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60" calcext:value-type="float">
            <text:p>403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98" calcext:value-type="float">
            <text:p>359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10" calcext:value-type="float">
            <text:p>325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ports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86" calcext:value-type="float">
            <text:p>358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6" calcext:value-type="float">
            <text:p>309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66" calcext:value-type="float">
            <text:p>323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5" calcext:value-type="float">
            <text:p>323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m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6" calcext:value-type="float">
            <text:p>322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12" calcext:value-type="float">
            <text:p>319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9" calcext:value-type="float">
            <text:p>316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6" calcext:value-type="float">
            <text:p>313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0" calcext:value-type="float">
            <text:p>301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range h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4" calcext:value-type="float">
            <text:p>301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8" calcext:value-type="float">
            <text:p>289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8T17:09:07.907486491</dc:date>
    <meta:editing-duration>PT17M45S</meta:editing-duration>
    <meta:editing-cycles>6</meta:editing-cycles>
    <meta:generator>LibreOffice/5.3.3.2$MacOSX_X86_64 LibreOffice_project/3d9a8b4b4e538a85e0782bd6c2d430bafe583448</meta:generator>
    <meta:document-statistic meta:table-count="1" meta:cell-count="12213" meta:object-count="0"/>
  </office:meta>
</office:document-meta>
</file>